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fo:text-indent="0cm" style:auto-text-indent="false" style:page-number="auto"/>
      <style:text-properties style:font-name="Pudelinka" officeooo:paragraph-rsid="0077fdf3"/>
    </style:style>
    <style:style style:name="P7" style:family="paragraph" style:parent-style-name="First_20_line_20_indent">
      <style:text-properties style:font-name="Pudelinka" fo:font-size="20pt" officeooo:rsid="0083b5d5" officeooo:paragraph-rsid="0083b5d5" style:font-size-asian="20pt" style:font-size-complex="20pt"/>
    </style:style>
    <style:style style:name="P8" style:family="paragraph" style:parent-style-name="First_20_line_20_indent">
      <style:text-properties style:font-name="Pudelinka" fo:font-size="28pt" officeooo:rsid="0083b5d5" officeooo:paragraph-rsid="0083b5d5" style:font-size-asian="28pt" style:font-size-complex="28pt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Header">
      <style:text-properties style:font-name="Pudelinka" fo:font-size="22pt" officeooo:rsid="0083b5d5" officeooo:paragraph-rsid="0083b5d5" style:font-size-asian="22pt" style:font-size-complex="22pt"/>
    </style:style>
    <style:style style:name="T1" style:family="text">
      <style:text-properties officeooo:rsid="005ffed0"/>
    </style:style>
    <style:style style:name="T2" style:family="text">
      <style:text-properties officeooo:rsid="0083b5d5"/>
    </style:style>
    <style:style style:name="T3" style:family="text">
      <style:text-properties fo:font-size="20pt" officeooo:rsid="0083b5d5" style:font-size-asian="20pt" style:font-size-complex="20pt"/>
    </style:style>
    <style:style style:name="T4" style:family="text">
      <style:text-properties fo:font-size="22pt" style:font-size-asian="19.25pt" style:font-size-complex="22pt"/>
    </style:style>
    <style:style style:name="T5" style:family="text">
      <style:text-properties fo:font-size="22pt" officeooo:rsid="0083b5d5" style:font-size-asian="19.25pt" style:font-size-complex="22pt"/>
    </style:style>
    <style:style style:name="T6" style:family="text">
      <style:text-properties fo:font-size="22pt" officeooo:rsid="0083b5d5" style:font-size-asian="22pt" style:font-size-complex="22pt"/>
    </style:style>
    <style:style style:name="T7" style:family="text">
      <style:text-properties fo:font-size="32pt" officeooo:rsid="0083b5d5" style:font-size-asian="32pt" style:font-size-complex="32pt"/>
    </style:style>
    <style:style style:name="T8" style:family="text">
      <style:text-properties fo:font-size="28pt" officeooo:rsid="0083b5d5" style:font-size-asian="28pt" style:font-size-complex="28pt"/>
    </style:style>
    <style:style style:name="T9" style:family="text">
      <style:text-properties style:font-name="Pudelinka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8"/></text:p>
      <text:p text:style-name="Title"><text:s text:c="10"/><text:span text:style-name="T9"><text:s/>КОЛЯДКА </text:span></text:p>
      <text:p text:style-name="P8">Над землёю — звёздный свет,</text:p>
      <text:p text:style-name="P8">В Вифлееме — Чудо лет.</text:p>
      <text:p text:style-name="P8">Христос родился — мир спасён,</text:p>
      <text:p text:style-name="P8"><draw:frame text:anchor-type="paragraph" draw:z-index="0" draw:name="Медиаобъект 1" draw:style-name="gr1" svg:width="11.508cm" svg:height="7.672cm" svg:x="2.596cm" svg:y="2.478cm"><draw:plugin xlink:href="../../../../2025/банка%20с%20цветами%20.mp4" xlink:type="simple" xlink:show="embed" xlink:actuate="onLoad" draw:mime-type="video/mp4"><draw:param draw:name="Loop" draw:value="false"/><draw:param draw:name="Mute" draw:value="false"/><draw:param draw:name="VolumeDB" draw:value="0"/></draw:plugin></draw:frame>Пусть в дом придут покой и сон, и благостный закон! 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style:font-name="Pudelinka" fo:font-size="22pt" officeooo:rsid="0083b5d5" officeooo:paragraph-rsid="0083b5d5" style:font-size-asian="22pt" style:font-size-complex="22pt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text:s text:c="12"/>Поздравление <text:s/>с рождеством 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09:37:34.330473126</meta:creation-date>
    <dc:title>Default</dc:title>
    <meta:editing-cycles>2</meta:editing-cycles>
    <meta:editing-duration>PT46M19S</meta:editing-duration>
    <meta:generator>LibreOffice/7.6.7.2$Linux_X86_64 LibreOffice_project/60$Build-2</meta:generator>
    <dc:date>2025-12-19T10:23:53.239985473</dc:date>
    <meta:document-statistic meta:table-count="1" meta:image-count="0" meta:object-count="0" meta:page-count="1" meta:paragraph-count="16" meta:word-count="49" meta:character-count="274" meta:non-whitespace-character-count="211"/>
  </office:meta>
</office:document-meta>
</file>